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 style:list-style-name="L9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10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11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12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L13">
      <style:paragraph-properties fo:text-align="start" style:justify-single-word="false"/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 15.04.2015</text:p>
      <text:p text:style-name="P1"/>
      <text:p text:style-name="P2">Character Springend</text:p>
      <text:list xml:id="list7946823805506945380" text:style-name="L1">
        <text:list-item>
          <text:p text:style-name="P4">Doppelsprung</text:p>
        </text:list-item>
        <text:list-item>
          <text:p text:style-name="P4">Wandsprung</text:p>
        </text:list-item>
        <text:list-item>
          <text:p text:style-name="P4">Dash</text:p>
        </text:list-item>
        <text:list-item>
          <text:p text:style-name="P4">Rennen</text:p>
        </text:list-item>
        <text:list-item>
          <text:p text:style-name="P4">Anlauf</text:p>
        </text:list-item>
        <text:list-item>
          <text:p text:style-name="P4">Rutschen</text:p>
        </text:list-item>
        <text:list-item>
          <text:p text:style-name="P4">Rutschen nach renn sprung</text:p>
        </text:list-item>
      </text:list>
      <text:p text:style-name="P2"/>
      <text:p text:style-name="P2">Blöcke</text:p>
      <text:list xml:id="list7262498244584783502" text:style-name="L2">
        <text:list-item>
          <text:p text:style-name="P5">verschiedene Typen</text:p>
          <text:list>
            <text:list-item>
              <text:p text:style-name="P5">zufällig</text:p>
            </text:list-item>
            <text:list-item>
              <text:p text:style-name="P5">Auswählen</text:p>
            </text:list-item>
          </text:list>
        </text:list-item>
        <text:list-item>
          <text:p text:style-name="P5">lösen sich auf nach:</text:p>
          <text:list>
            <text:list-item>
              <text:p text:style-name="P5">Zeit</text:p>
            </text:list-item>
            <text:list-item>
              <text:p text:style-name="P5">Berührung</text:p>
            </text:list-item>
            <text:list-item>
              <text:p text:style-name="P5">Menge</text:p>
            </text:list-item>
            <text:list-item>
              <text:p text:style-name="P5">Art</text:p>
            </text:list-item>
          </text:list>
        </text:list-item>
      </text:list>
      <text:p text:style-name="P2"/>
      <text:p text:style-name="P2">Ziel der Story</text:p>
      <text:list xml:id="list6800924637499717461" text:style-name="L3">
        <text:list-item>
          <text:p text:style-name="P6">flieht/jagt</text:p>
        </text:list-item>
        <text:list-item>
          <text:p text:style-name="P6">überleben</text:p>
        </text:list-item>
        <text:list-item>
          <text:p text:style-name="P6">Abgrund (Lava Floor)</text:p>
        </text:list-item>
        <text:list-item>
          <text:p text:style-name="P6">Keks</text:p>
          <text:list>
            <text:list-item>
              <text:p text:style-name="P6">Exitportal</text:p>
            </text:list-item>
            <text:list-item>
              <text:p text:style-name="P6">Ziellinie</text:p>
            </text:list-item>
            <text:list-item>
              <text:p text:style-name="P6">Nonlineares level</text:p>
            </text:list-item>
            <text:list-item>
              <text:p text:style-name="P6">Kamerafahrt von Ziel zu Spieler</text:p>
            </text:list-item>
          </text:list>
        </text:list-item>
      </text:list>
      <text:p text:style-name="P2"/>
      <text:p text:style-name="P2">Overworld</text:p>
      <text:p text:style-name="P2"/>
      <text:p text:style-name="P2">Hintergrund (grafik)</text:p>
      <text:list xml:id="list853728520544694353" text:style-name="L4">
        <text:list-item>
          <text:p text:style-name="P7">verschiedene Ebene</text:p>
        </text:list-item>
      </text:list>
      <text:p text:style-name="P2"/>
      <text:p text:style-name="P2">Style</text:p>
      <text:list xml:id="list1467898285922664729" text:style-name="L5">
        <text:list-item>
          <text:p text:style-name="P8">Pixelart</text:p>
        </text:list-item>
      </text:list>
      <text:p text:style-name="P2"/>
      <text:p text:style-name="P2">Blöcke platzieren</text:p>
      <text:list xml:id="list3874648094142127624" text:style-name="L6">
        <text:list-item>
          <text:p text:style-name="P9">frei mit Maus → Linie ziehen</text:p>
        </text:list-item>
        <text:list-item>
          <text:p text:style-name="P9">Aneinander (Schlange)</text:p>
        </text:list-item>
      </text:list>
      <text:p text:style-name="P2"/>
      <text:p text:style-name="P2">Power Ups</text:p>
      <text:list xml:id="list5998752711557323746" text:style-name="L7">
        <text:list-item>
          <text:p text:style-name="P10">neue Blöcke freischalten</text:p>
        </text:list-item>
        <text:list-item>
          <text:p text:style-name="P10">Collectables</text:p>
        </text:list-item>
      </text:list>
      <text:p text:style-name="P2"/>
      <text:p text:style-name="P2">Hindernisse</text:p>
      <text:list xml:id="list6663662005697168573" text:style-name="L8">
        <text:list-item>
          <text:p text:style-name="P11">Nadelblöcke</text:p>
        </text:list-item>
        <text:list-item>
          <text:p text:style-name="P11"><text:soft-page-break/>Kannonen</text:p>
        </text:list-item>
        <text:list-item>
          <text:p text:style-name="P11">Lasor</text:p>
        </text:list-item>
        <text:list-item>
          <text:p text:style-name="P11">statische Hindernisse</text:p>
        </text:list-item>
        <text:list-item>
          <text:p text:style-name="P11">Häuser</text:p>
        </text:list-item>
      </text:list>
      <text:p text:style-name="P2"/>
      <text:p text:style-name="P2">Gegner</text:p>
      <text:list xml:id="list1563496020050285222" text:style-name="L9">
        <text:list-item>
          <text:p text:style-name="P12">Vogel</text:p>
        </text:list-item>
        <text:list-item>
          <text:p text:style-name="P12">Bats</text:p>
        </text:list-item>
        <text:list-item>
          <text:p text:style-name="P12">Spieler schießt gegner ab</text:p>
          <text:list>
            <text:list-item>
              <text:p text:style-name="P12">Blöcke verzaubern</text:p>
            </text:list-item>
            <text:list-item>
              <text:p text:style-name="P12">Maus verschäucht gegner</text:p>
            </text:list-item>
            <text:list-item>
              <text:p text:style-name="P12">gegner nehmen einem Fähigkeiten, deaktiviert für ein paar sekunden</text:p>
            </text:list-item>
          </text:list>
        </text:list-item>
      </text:list>
      <text:p text:style-name="P2"/>
      <text:p text:style-name="P2">Zweite Character</text:p>
      <text:list xml:id="list6947981279232381900" text:style-name="L10">
        <text:list-item>
          <text:p text:style-name="P13">Irrlicht</text:p>
        </text:list-item>
        <text:list-item>
          <text:p text:style-name="P13">Wisp</text:p>
        </text:list-item>
        <text:list-item>
          <text:p text:style-name="P13">Drone</text:p>
        </text:list-item>
      </text:list>
      <text:p text:style-name="P2"/>
      <text:p text:style-name="P2">Checkpoint</text:p>
      <text:list xml:id="list2980959189318480119" text:style-name="L11">
        <text:list-item>
          <text:p text:style-name="P14">Lange/kurze Level</text:p>
        </text:list-item>
      </text:list>
      <text:p text:style-name="P2"/>
      <text:p text:style-name="P2"/>
      <text:p text:style-name="P2">Setting</text:p>
      <text:list xml:id="list2721401649407947010" text:style-name="L12">
        <text:list-item>
          <text:p text:style-name="P15">Futuristisch</text:p>
        </text:list-item>
        <text:list-item>
          <text:p text:style-name="P15">Postapokalyptisch</text:p>
        </text:list-item>
        <text:list-item>
          <text:p text:style-name="P15">Steampunk(Pflanzenüberwachsen)</text:p>
        </text:list-item>
        <text:list-item>
          <text:p text:style-name="P15">Adventuretime</text:p>
        </text:list-item>
        <text:list-item>
          <text:p text:style-name="P15">Dreamland(Kirby)</text:p>
        </text:list-item>
        <text:list-item>
          <text:p text:style-name="P15">Pixelart und 3D </text:p>
        </text:list-item>
        <text:list-item>
          <text:p text:style-name="P15">Hohokum</text:p>
        </text:list-item>
      </text:list>
      <text:p text:style-name="P2"/>
      <text:p text:style-name="P2">Intro/Outro = Cutscenes</text:p>
      <text:p text:style-name="P2"/>
      <text:p text:style-name="P2">4 Wände</text:p>
      <text:list xml:id="list1434024522819362464" text:style-name="L13">
        <text:list-item>
          <text:p text:style-name="P16">Stadt unter Kuppel</text:p>
        </text:list-item>
        <text:list-item>
          <text:p text:style-name="P16">Reise zum MondayGefängnis</text:p>
        </text:list-item>
        <text:list-item>
          <text:p text:style-name="P16">fliegende Insel im All</text:p>
        </text:list-item>
        <text:list-item>
          <text:p text:style-name="P16">Ausbruch aus Distopische Stadt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0:59:25.70</meta:creation-date>
    <dc:date>2015-04-17T13:11:48.13</dc:date>
    <meta:editing-duration>PT19M38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2" meta:paragraph-count="71" meta:word-count="188" meta:character-count="1058"/>
  </office:meta>
</office:document-meta>
</file>